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color="#666666"/>
    </style:style>
    <style:style style:name="P2" style:family="paragraph" style:parent-style-name="Standard">
      <style:paragraph-properties fo:margin-left="0cm" fo:margin-right="0cm" fo:text-align="justify" style:justify-single-word="false" fo:text-indent="1.199cm" style:auto-text-indent="false" style:text-autospace="none"/>
      <style:text-properties style:font-name="Times New Roman CYR" fo:font-size="14pt" fo:language="ru" fo:country="RU" style:font-name-asian="Times New Roman CYR" style:font-size-asian="14pt" style:font-name-complex="Times New Roman CYR"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Независимо от результатов - даже если удалось получить долгожданное направление, - заявления о переводе можно было подавать каждые полгода. Некоторые даже умудрялись менять работу чуть ли каждый год, однако Нив неизменно получал вежливый отказ, в котором ему советовали подать новое заявление через полгода.</text:p>
      <text:p text:style-name="P2">Нив даже специально отметил для себя дни, когда ездил в центральное управление - обязательно четные, как если бы это имело хоть малейший смысл. Один день в самом начале года, когда даже в пустыне иногда шли дожди, и один день в середине, в период наиболее мучительной засухи и жары.</text:p>
      <text:p text:style-name="P2">После подачи заявления назначалось формальное собеседование, которое всегда проходило в центральном управлении, на северо-западной окраине города, где в ясный день, вдалеке, за высокими каменными строениями, виднелись сверкающие на солнце песчаные холмы.</text:p>
      <text:p text:style-name="P2">Нив обязательно брал на работе отгул, хотя на собеседование не требовалось так много времени, и он мог бы просто прийти с заранее оговоренным опозданием.</text:p>
      <text:p text:style-name="P2">Эта традиция не менялась годами. </text:p>
      <text:p text:style-name="P2">Нив просыпался совсем рано, еще до рассвета, хотя для этого не было никаких причин, промывал лицо водой, брился и, облачившись в тщательно выглаженный праздничный костюм, даже если такая одежда была совсем не по погоде, надев новые лаковые ботинки, которые не носил в обычные дни, выходил из дома, когда только начинали ходить поезда.</text:p>
      <text:p text:style-name="P2">Со стороны могло показаться, что он едет отмечать какой-нибудь единоличный праздник - день рождения, известный только ему юбилей или же спешит на внеурочное свидание в самом начале монотонного буднего дня.</text:p>
      <text:p text:style-name="P2">Эти поездки особенно сильно запоминались Ниву, как если бы сами путешествия в пустом поезде в сонную сумрачную рань имели даже большее значение, чем собеседования со скучающим клерком о причинах, по которым Нив так хочет перевестись. В вагонах никто не говорил, все мыста были свободны, лишь надсадно поскрипывали громкоговорители, играющие электрическую музыку, да гудел создаваемый их движением ветер за окном. Обычное везение, стечение обстоятельств или же долгожданное признание его заслуг, его опыта, его профессионализма - Нива устраивали любые причины, - и он будет вспомнить об этой поездке как о едва видимой зыбкой границей во времени между его старой жизнью и новой.</text:p>
      <text:p text:style-name="P2">Быть может, именно поэтому Нив всегда отправлялся ранним утром, когда еще чувствовался успокаивающий холод ночи, небо в вышине было темно-серым, как и ночью, без звезд, с прозрачной палевой дымкой над <text:soft-page-break/>крышами домов, и казалось, что в городе начинается не опаздывающий за механическими часами рассвет, а мягкие вечерние сумерки, и последний поезд медленно увозит на окраину города, где сильный ненастный ветер приносит с анильского моря песчаную пыль.</text:p>
      <text:p text:style-name="P2">Нив приезжал всегда слишком рано, и ему приходилось несколько часов сидеть в зале ожидания на втором этаже, где было душно и светло, и пахло пылью, точно разом перестали работать все очистители. Он сидел перед закрытой дверью, терпеливо ожидая, когда его вызовет секретарь.</text:p>
      <text:p text:style-name="P2">Уже ближе к началу приема появлялись и другие люди. Некоторые пытались заговорить, рассказывали о своих желанных переводах, но Нив всегда неохотно делился своими планами, точно боялся, что это плохая примета - говорить о том, что еще не произошло.</text:p>
      <text:p text:style-name="P2">Собеседование всегда проводили разные люди, ни разу Нив не попал к одному и тому же интервьеру, однако список основных вопросов никогда не менялся. Беседа о переводе обязательно записывалась на пленку. На столе интервьера стоял массивный магнитограф - старая, ненадежная модель, что всегда удивляло Нива - и микрофон, диафрагма которого была слепо повернута к потолку.</text:p>
      <text:p text:style-name="P2">Нив часто думал, что, быть может, он отвечает как-то неправильно, что те, кто умудряется добиваться нужно перевода за первое же собеседование просто умеют подбирать более уместные, ожидаемые ответы, что им известно обо всех этих бюрократических формальностях что-то такое, что никто так и не удосужился объяснить ему.</text:p>
      <text:p text:style-name="P2">Человек, проводивший собеседование - чаще всего это были мужчины, но один раз Ниву попалась женщина, старше него, с сединой в волосах, - всегда сидел спиной к солнечному окну так, что Нив едва мог разглядеть его лицо. </text:p>
      <text:p text:style-name="P2">Нив останавливался в дверях и здоровался, неловко улыбаясь. Его новые башмаки поскрипывали при каждом шаге, скрипело кресло напротив стола с магнитографом, в которое Нив устраивался после настойчивого предложения сесть, поскрипывал лентопротяжный механизм у работающего магнитографа.</text:p>
      <text:p text:style-name="P2">У кресла не было подлокотников, и Нив не знал, что ему делать с руками. Он пробовал сцепить их на груди, положить на колени, даже засунуть в карманы брюк.</text:p>
      <text:p text:style-name="P2">- А что входит в ваши текущие обязанности? - был как правило первый вопрос, хотя обязанности Нива и так подробно перечислялись в его личном деле.</text:p>
      <text:p text:style-name="P2">Нив думал, что ему следует рассказывать о своей должности с большим воодушевлением - ведь в противном случае могут подумать, что он попросту потерял интерес к работе и уж точно никуда не переведут, а <text:soft-page-break/>тем более, на такую ответственную позицию, на которую, помимо него, наверняка есть десятки, если не сотни претендентов. Однако потом он начинал сомневаться в этой тактике. Зачем переводить кого-то, кто и так всем доволен. Важнее всего было показать, что он мог бы принести больше пользы, что его способности могли бы использоваться более эффективно на новом месте.</text:p>
      <text:p text:style-name="P2">- Скажите, а какая... </text:p>
      <text:p text:style-name="P2">Ниву больше всего запомнилась та самая седая женщина, которая собеседовала его однажды, ее волосы, неосторожно выбившиеся из пучка, одежда, неопределенного цвета, полные и какие-то бесплотные руки - так по крайней мере ему запомнилось, возможно, потому что в комнате из-за слепящего солнца было и светло, и сумрачно одновременно.</text:p>
      <text:p text:style-name="P2">- Скажите, а какая была сложная задача на вашей текущей работе, которую вам приходилось решать?</text:p>
      <text:p text:style-name="P2">Во время самого первого собеседования Нив и правда попытался описать какой-то невнятный случай, который в действительности едва помнил и выбрал лишь потому, что его легко было красноречиво приукрасить, чтобы впечатлить интервьера своей решительностью и выдающимися способностями. Но потом Нив просто стал говорить, что ему, увы, не попадается сложных задач, что вся работа предсказуема и однообразна, что он способен на большее, и ему нужен только шанс это доказать.</text:p>
      <text:p text:style-name="P2">- А вы хотите перевестись... - произнесла седая женщина, опуская голову, переворачивая страницы в папке на столе. С лица ее медленно спадала тень, тихо шипел записывающий тишину магнитограф.</text:p>
      <text:p text:style-name="P2">Несколько секунд она молчала, удивленно нахмурив брови.</text:p>
      <text:p text:style-name="P2">- Скажите, - сказала наконец женщина. - А что все-таки привлекает вас именно в этой... области? Это будет все-таки довольно... необычный перевод.</text:p>
      <text:p text:style-name="P2">Нив вздохнул и взволнованно сцепил пальцы.</text:p>
      <text:p text:style-name="P2">- Ну, я всю жизнь занимаюсь системами связи, - сказал он. - Не просто системами связи. Ну, вы понимаете. Радио-картография, системы релейной передачи сигналов через пески. Мне кажется, - добавил он, вновь вздыхая, - работать там, это просто быть на... передовой исследований.</text:p>
      <text:p text:style-name="P2">- Интересно, - улыбнулась женщина. - Но вы же понимаете, что это совсем другая работа, чем та, которая у вас сейчас. Это даже и не исследования. Фактически вы просто занимаетесь... - женщина сделала неопределенный жест рукой, - проверкой приборов... Данный проект вообще стартовал совсем недавно, раньше проводились просто профилактические полеты. А после возвращение вы в течение года будете анализировать собранные данные. И если вам ваша текущая работа <text:soft-page-break/>кажется однообразной, то... Хотя, конечно, обстановка там.</text:p>
      <text:p text:style-name="P2">- Да, я знаю, - сказал Нив. - Просто мне кажется, что так я буду куда более полезен. И что подлинного прогресса в нашей области... </text:p>
      <text:p text:style-name="P2">Он запнулся, подумав, как глупо и пафосно звучат его слова.</text:p>
      <text:p text:style-name="P2">- Да, да, понятно, - сказала седая женщина. - А вы проходили обследование? Я тут что-то не вижу...</text:p>
      <text:p text:style-name="P2">Он быстро переворачивала страницы в досье Нива.</text:p>
      <text:p text:style-name="P2">- Проходил. Там должно быть... - сказал Нив. - Я проходил необязательное медицинское обследование совсем недавно, как перед тем, как подать заявление.</text:p>
      <text:p text:style-name="P2">- Да, вижу, - сказала женщина и стала разглядывать отпечатанную на тонкой полупрозрачной бумаге справку.</text:p>
      <text:p text:style-name="P2">Нив ждал, чувствуя нарастающее волнение, как будто именно этой женщине, а не врачам предстояло решать, годен ли он по состоянию здоровья.</text:p>
      <text:p text:style-name="P2">Женщина закрыла папку с личным делом Нива и откинулась на спинку кресла.</text:p>
      <text:p text:style-name="P2">- А какие у вас вообще планы на ближайшие годы? - спросила она. - Вы как... хотели бы длительное время учавствовать в программе или только один полет?</text:p>
      <text:p text:style-name="P2">- Я в действительности не стремлюсь к каким-то постоянным переменам, - сказал Нив. - Меня по-прежнему интересует то же, что и десять лет назад. Мне просто хотелось бы ощущать, что моя работа действительно полезна. И интересна мне самому. Могу пообещать, - добавил он, улыбаясь, - что если меня переведут, я не буду больше писать заявлений о переводе.</text:p>
      <text:p text:style-name="P2">- А вы ведь не первый раз подаете заявку? - спросила женщина.</text:p>
      <text:p text:style-name="P2">- Да, - сказал Нив. - Это уже мое четвертое заявление. Вот такой я, получается, упорный.</text:p>
      <text:p text:style-name="P2">- Хорошо. - Женщина встала. - Как вы понимаете, списки всегда составляются заранее, и здесь существует довольно много... зависимостей. Но, по моему впечатлению, вы вполне подходите на эту должность. Спасибо вам за ваше время.</text:p>
      <text:p text:style-name="P2">- Спасибо вам, - сказал Нив.</text:p>
      <text:p text:style-name="P2">Выходя из кабинета, он думал, что эта женщина знает о космической программе значительно меньше, чем он сам, тем не менее старается делать вид, словно бы она во всем прекрасно разбирается и относится к числу тех особо приближенных, кому предстоить решать, включить ли Нива в экипаж. При этом все ее обязанности сводятся к тому, что переслать его личной дело и пленку с записью разговора.</text:p>
      <text:p text:style-name="P2">Вполне подходите, вспоминал Нив ее слова по дороге к станции <text:soft-page-break/>надземки. Четвертое заявление.</text:p>
      <text:p text:style-name="P2">Вернувшись домой, стряхивая пыль со своего костюма, который точно пропитался пустынными ветром, как будто он провел все утро в песках, а не в душном правительственном учреждении, Нив был уже почти уверен в том, что и в этот раз ему ответят отказом, что он снова не смог подобрать на собеседовании нужных слов, не был так убедителен как другие, что вообще вся его затея с переводом лишена смысла.</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Times New Roman CYR" svg:font-family="'Times New Roman CYR'"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Times New Roman"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16T11:32:02.64</meta:creation-date>
    <meta:editing-duration>PT75H46M11S</meta:editing-duration>
    <meta:editing-cycles>340</meta:editing-cycles>
    <meta:generator>OpenOffice.org/3.1$Win32 OpenOffice.org_project/310m11$Build-9399</meta:generator>
    <dc:date>2010-02-02T14:34:02.96</dc:date>
    <dc:creator>Василий Воронков</dc:creator>
    <meta:document-statistic meta:table-count="0" meta:image-count="0" meta:object-count="0" meta:page-count="5" meta:paragraph-count="46" meta:word-count="1528" meta:character-count="9970"/>
    <meta:user-defined meta:name="Info 1"/>
    <meta:user-defined meta:name="Info 2"/>
    <meta:user-defined meta:name="Info 3"/>
    <meta:user-defined meta:name="Info 4"/>
  </office:meta>
</office:document-meta>
</file>